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AGRAMA CONTROL GENERAL (SIN CONSIDERAR FUTURAS FUNCIONES)</text:p>
      <text:p text:style-name="P2">Se da una breve explicación sobre cómo se debe interpretar el diagarma del archivo "P0794_A_DF-VOLT Y CTRL CON MICRO.pdf".</text:p>
      <text:p text:style-name="P2"/>
      <text:p text:style-name="P2">Se agrupó en ocho bloques, los que están interrelacionados entre sí.</text:p>
      <text:p text:style-name="P2">Aquí no se incluyen las funciones como voltímetro, solo las que hacen al Control que podrá realizar la placa.</text:p>
      <text:p text:style-name="P2"/>
      <text:p text:style-name="P2">Las señales indicadas dentro de un rectángulo con un lado menor reemplazado por un ángulo, corresponden con pines de entrada al micro (lógicas Low/High o analógicas adc10b), o con pines de salida del micro (lógicas Low/High).</text:p>
      <text:p text:style-name="P2"/>
      <text:p text:style-name="P2">Las señales encerradas con rectángulos corresponden en general a señales internas en la Ram, o de <text:s/>mensajes de entrada o salida hacia la PC, o bloques de ciertas funciones, o simplemente como referencia general.</text:p>
      <text:p text:style-name="P2"/>
      <text:p text:style-name="P2">Los círculos con signos "X" y "+" son para indicar funciones lógicas AND y OR respectivamente.</text:p>
      <text:p text:style-name="P2">Los símbolos como OR Exclusiva se comportan como tal. Idem los símbolos INVERSOR.</text:p>
      <text:p text:style-name="P2"/>
      <text:p text:style-name="P2">Las señales encerradas en rectángulos con sus lados menores redondeados, representan cantidades de bits (b) o de Bytes (B) que deberán almacenarse en Eeprom, las que serán seteadas por funciones desde el teclado local, o desde una PC.</text:p>
      <text:p text:style-name="P2"/>
      <text:p text:style-name="P2">Más adelante se explicarán en detalle cada una de las señales ya mencionadas, como la posible implementación de nuevas funciones.</text:p>
      <text:p text:style-name="P2"/>
      <text:p text:style-name="P2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file-name text:display="name-and-extension">Proyecto Reemplazo V7S-09-DIAG CTRL GRAL.odt</text:file-name><text:tab/>27/10/2021 <text:s text:c="4"/><text:page-number text:select-page="current"/> de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2H25M44S</meta:editing-duration>
    <meta:editing-cycles>66</meta:editing-cycles>
    <meta:generator>OpenOffice.org/3.4.1$Win32 OpenOffice.org_project/341m1$Build-9593</meta:generator>
    <dc:date>2021-10-27T13:38:16.65</dc:date>
    <meta:document-statistic meta:table-count="0" meta:image-count="0" meta:object-count="0" meta:page-count="1" meta:paragraph-count="12" meta:word-count="221" meta:character-count="1399"/>
    <meta:user-defined meta:name="Info 1"/>
    <meta:user-defined meta:name="Info 2"/>
    <meta:user-defined meta:name="Info 3"/>
    <meta:user-defined meta:name="Info 4"/>
  </office:meta>
</office:document-meta>
</file>